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Consolas1"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c26" officeooo:paragraph-rsid="0007dc26"/>
    </style:style>
    <style:style style:name="P2" style:family="paragraph" style:parent-style-name="Text_20_body">
      <style:text-properties officeooo:rsid="001018f8" officeooo:paragraph-rsid="001018f8"/>
    </style:style>
    <style:style style:name="P3" style:family="paragraph" style:parent-style-name="Text_20_body">
      <style:text-properties officeooo:rsid="001a352c" officeooo:paragraph-rsid="001a352c"/>
    </style:style>
    <style:style style:name="P4" style:family="paragraph" style:parent-style-name="Text_20_body">
      <style:text-properties officeooo:rsid="0024d3df" officeooo:paragraph-rsid="0024d3df"/>
    </style:style>
    <style:style style:name="P5" style:family="paragraph" style:parent-style-name="Text_20_body">
      <style:text-properties officeooo:rsid="0025fd96" officeooo:paragraph-rsid="0025fd96"/>
    </style:style>
    <style:style style:name="P6" style:family="paragraph" style:parent-style-name="Text_20_body">
      <style:text-properties officeooo:rsid="003c4f57" officeooo:paragraph-rsid="003c4f57"/>
    </style:style>
    <style:style style:name="P7" style:family="paragraph" style:parent-style-name="Text_20_body">
      <style:text-properties officeooo:rsid="003ec508" officeooo:paragraph-rsid="003f2515"/>
    </style:style>
    <style:style style:name="P8" style:family="paragraph" style:parent-style-name="Text_20_body">
      <style:text-properties officeooo:rsid="0057cd4d" officeooo:paragraph-rsid="0057cd4d"/>
    </style:style>
    <style:style style:name="P9" style:family="paragraph" style:parent-style-name="Text_20_body">
      <style:text-properties officeooo:rsid="00581376" officeooo:paragraph-rsid="00581376"/>
    </style:style>
    <style:style style:name="P10" style:family="paragraph" style:parent-style-name="Text_20_body">
      <style:text-properties officeooo:rsid="003f2515" officeooo:paragraph-rsid="0047a937"/>
    </style:style>
    <style:style style:name="P11" style:family="paragraph" style:parent-style-name="Standard">
      <style:text-properties officeooo:rsid="0005fa00" officeooo:paragraph-rsid="0005fa00"/>
    </style:style>
    <style:style style:name="P12" style:family="paragraph" style:parent-style-name="Heading_20_1">
      <style:text-properties officeooo:rsid="0005fa00" officeooo:paragraph-rsid="0005fa00"/>
    </style:style>
    <style:style style:name="P13" style:family="paragraph" style:parent-style-name="Heading_20_1">
      <style:text-properties officeooo:rsid="001018f8" officeooo:paragraph-rsid="001018f8"/>
    </style:style>
    <style:style style:name="P14" style:family="paragraph" style:parent-style-name="Heading_20_3">
      <style:text-properties officeooo:rsid="004bc059" officeooo:paragraph-rsid="004bc059"/>
    </style:style>
    <style:style style:name="P15" style:family="paragraph" style:parent-style-name="Heading_20_3">
      <style:text-properties officeooo:rsid="004ef5d5" officeooo:paragraph-rsid="004ef5d5"/>
    </style:style>
    <style:style style:name="P16" style:family="paragraph" style:parent-style-name="Heading_20_3">
      <style:text-properties officeooo:rsid="0050cd1a" officeooo:paragraph-rsid="0050cd1a"/>
    </style:style>
    <style:style style:name="P17" style:family="paragraph" style:parent-style-name="Heading_20_3">
      <style:text-properties officeooo:rsid="0057cd4d" officeooo:paragraph-rsid="0057cd4d"/>
    </style:style>
    <style:style style:name="P18" style:family="paragraph" style:parent-style-name="Heading_20_3">
      <style:text-properties officeooo:rsid="00581376" officeooo:paragraph-rsid="00581376"/>
    </style:style>
    <style:style style:name="P19" style:family="paragraph" style:parent-style-name="Heading_20_2">
      <style:text-properties officeooo:rsid="003c4f57" officeooo:paragraph-rsid="003c4f57"/>
    </style:style>
    <style:style style:name="P20" style:family="paragraph" style:parent-style-name="Text_20_body" style:list-style-name="L1">
      <style:text-properties officeooo:paragraph-rsid="0009f3dd"/>
    </style:style>
    <style:style style:name="P21" style:family="paragraph" style:parent-style-name="Text_20_body" style:list-style-name="L1">
      <style:text-properties officeooo:rsid="000a453b" officeooo:paragraph-rsid="000a453b"/>
    </style:style>
    <style:style style:name="P22" style:family="paragraph" style:parent-style-name="Text_20_body" style:list-style-name="L1">
      <style:text-properties officeooo:rsid="0007dc26" officeooo:paragraph-rsid="0007dc26"/>
    </style:style>
    <style:style style:name="P23" style:family="paragraph" style:parent-style-name="Text_20_body" style:list-style-name="L1">
      <style:text-properties officeooo:rsid="00099eae" officeooo:paragraph-rsid="0009f3dd"/>
    </style:style>
    <style:style style:name="P24" style:family="paragraph" style:parent-style-name="Text_20_body" style:list-style-name="L1">
      <style:text-properties officeooo:rsid="00099eae" officeooo:paragraph-rsid="00099eae"/>
    </style:style>
    <style:style style:name="P25" style:family="paragraph" style:parent-style-name="Text_20_body" style:list-style-name="L1">
      <style:text-properties officeooo:rsid="0009f3dd" officeooo:paragraph-rsid="0009f3dd"/>
    </style:style>
    <style:style style:name="P26" style:family="paragraph" style:parent-style-name="Text_20_body" style:list-style-name="L1">
      <style:text-properties officeooo:rsid="0009f3dd" officeooo:paragraph-rsid="001018f8"/>
    </style:style>
    <style:style style:name="P27" style:family="paragraph" style:parent-style-name="Text_20_body" style:list-style-name="L1">
      <style:text-properties officeooo:rsid="000a1861" officeooo:paragraph-rsid="000a1861"/>
    </style:style>
    <style:style style:name="P28" style:family="paragraph" style:parent-style-name="Text_20_body" style:list-style-name="L2">
      <style:text-properties officeooo:rsid="001018f8" officeooo:paragraph-rsid="001018f8"/>
    </style:style>
    <style:style style:name="P29" style:family="paragraph" style:parent-style-name="Text_20_body" style:list-style-name="L2">
      <style:text-properties officeooo:rsid="001018f8" officeooo:paragraph-rsid="0013e4ca"/>
    </style:style>
    <style:style style:name="P30" style:family="paragraph" style:parent-style-name="Text_20_body" style:list-style-name="L2">
      <style:text-properties officeooo:rsid="001018f8" officeooo:paragraph-rsid="001fec8f"/>
    </style:style>
    <style:style style:name="P31" style:family="paragraph" style:parent-style-name="Text_20_body" style:list-style-name="L2">
      <style:text-properties officeooo:rsid="001018f8" officeooo:paragraph-rsid="0020f6da"/>
    </style:style>
    <style:style style:name="P32" style:family="paragraph" style:parent-style-name="Text_20_body" style:list-style-name="L2">
      <style:text-properties officeooo:rsid="001018f8" officeooo:paragraph-rsid="0022d533"/>
    </style:style>
    <style:style style:name="P33" style:family="paragraph" style:parent-style-name="Text_20_body" style:list-style-name="L4">
      <style:text-properties officeooo:rsid="001018f8" officeooo:paragraph-rsid="003c5bea"/>
    </style:style>
    <style:style style:name="P34" style:family="paragraph" style:parent-style-name="Text_20_body" style:list-style-name="L2">
      <style:text-properties officeooo:rsid="001454ff" officeooo:paragraph-rsid="0022d533"/>
    </style:style>
    <style:style style:name="P35" style:family="paragraph" style:parent-style-name="Text_20_body" style:list-style-name="L4">
      <style:text-properties officeooo:rsid="001454ff" officeooo:paragraph-rsid="003c5bea"/>
    </style:style>
    <style:style style:name="P36" style:family="paragraph" style:parent-style-name="Text_20_body" style:list-style-name="L2">
      <style:text-properties officeooo:rsid="0015c3d4" officeooo:paragraph-rsid="0022d533"/>
    </style:style>
    <style:style style:name="P37" style:family="paragraph" style:parent-style-name="Text_20_body" style:list-style-name="L4">
      <style:text-properties officeooo:rsid="0015c3d4" officeooo:paragraph-rsid="003c5bea"/>
    </style:style>
    <style:style style:name="P38" style:family="paragraph" style:parent-style-name="Text_20_body" style:list-style-name="L3">
      <style:text-properties officeooo:paragraph-rsid="0025fd96"/>
    </style:style>
    <style:style style:name="P39" style:family="paragraph" style:parent-style-name="Text_20_body" style:list-style-name="L3">
      <style:text-properties officeooo:paragraph-rsid="0037c8e2"/>
    </style:style>
    <style:style style:name="P40" style:family="paragraph" style:parent-style-name="Text_20_body" style:list-style-name="L3">
      <style:text-properties officeooo:rsid="0025fd96" officeooo:paragraph-rsid="0025fd96"/>
    </style:style>
    <style:style style:name="P41" style:family="paragraph" style:parent-style-name="Text_20_body" style:list-style-name="L3">
      <style:text-properties officeooo:rsid="0025fd96" officeooo:paragraph-rsid="002bb4ef"/>
    </style:style>
    <style:style style:name="P42" style:family="paragraph" style:parent-style-name="Text_20_body" style:list-style-name="L3">
      <style:text-properties officeooo:rsid="0025fd96" officeooo:paragraph-rsid="002701d0"/>
    </style:style>
    <style:style style:name="P43" style:family="paragraph" style:parent-style-name="Text_20_body" style:list-style-name="L3">
      <style:text-properties officeooo:rsid="0025fd96" officeooo:paragraph-rsid="0028df4b"/>
    </style:style>
    <style:style style:name="P44" style:family="paragraph" style:parent-style-name="Text_20_body" style:list-style-name="L3">
      <style:text-properties officeooo:rsid="0025fd96" officeooo:paragraph-rsid="002e711f"/>
    </style:style>
    <style:style style:name="P45" style:family="paragraph" style:parent-style-name="Text_20_body" style:list-style-name="L3">
      <style:text-properties officeooo:rsid="0025fd96" officeooo:paragraph-rsid="00362f2d"/>
    </style:style>
    <style:style style:name="P46" style:family="paragraph" style:parent-style-name="Text_20_body" style:list-style-name="L3">
      <style:text-properties officeooo:rsid="0025fd96" officeooo:paragraph-rsid="0037c8e2"/>
    </style:style>
    <style:style style:name="P47" style:family="paragraph" style:parent-style-name="Text_20_body" style:list-style-name="L3">
      <style:text-properties officeooo:rsid="0025fd96" officeooo:paragraph-rsid="00388779"/>
    </style:style>
    <style:style style:name="P48" style:family="paragraph" style:parent-style-name="Text_20_body" style:list-style-name="L3">
      <style:text-properties officeooo:rsid="0025fd96" officeooo:paragraph-rsid="003967d4"/>
    </style:style>
    <style:style style:name="P49" style:family="paragraph" style:parent-style-name="Text_20_body" style:list-style-name="L3">
      <style:text-properties officeooo:rsid="002701d0" officeooo:paragraph-rsid="002701d0"/>
    </style:style>
    <style:style style:name="P50" style:family="paragraph" style:parent-style-name="Text_20_body" style:list-style-name="L3">
      <style:text-properties officeooo:rsid="002701d0" officeooo:paragraph-rsid="00316d69"/>
    </style:style>
    <style:style style:name="P51" style:family="paragraph" style:parent-style-name="Text_20_body" style:list-style-name="L3">
      <style:text-properties officeooo:rsid="0028ce9a" officeooo:paragraph-rsid="0028ce9a"/>
    </style:style>
    <style:style style:name="P52" style:family="paragraph" style:parent-style-name="Text_20_body" style:list-style-name="L3">
      <style:text-properties officeooo:rsid="0028ce9a" officeooo:paragraph-rsid="0028df4b"/>
    </style:style>
    <style:style style:name="P53" style:family="paragraph" style:parent-style-name="Text_20_body" style:list-style-name="L3">
      <style:text-properties officeooo:rsid="0028df4b" officeooo:paragraph-rsid="0028df4b"/>
    </style:style>
    <style:style style:name="P54" style:family="paragraph" style:parent-style-name="Text_20_body" style:list-style-name="L3">
      <style:text-properties officeooo:rsid="0028df4b" officeooo:paragraph-rsid="00316d69"/>
    </style:style>
    <style:style style:name="P55" style:family="paragraph" style:parent-style-name="Text_20_body" style:list-style-name="L3">
      <style:text-properties officeooo:rsid="002bb4ef" officeooo:paragraph-rsid="002bb4ef"/>
    </style:style>
    <style:style style:name="P56" style:family="paragraph" style:parent-style-name="Text_20_body" style:list-style-name="L3">
      <style:text-properties officeooo:rsid="002bb4ef" officeooo:paragraph-rsid="002e6811"/>
    </style:style>
    <style:style style:name="P57" style:family="paragraph" style:parent-style-name="Text_20_body" style:list-style-name="L3">
      <style:text-properties officeooo:rsid="002bb4ef" officeooo:paragraph-rsid="002e711f"/>
    </style:style>
    <style:style style:name="P58" style:family="paragraph" style:parent-style-name="Text_20_body" style:list-style-name="L3">
      <style:text-properties officeooo:rsid="002bb4ef" officeooo:paragraph-rsid="00316d69"/>
    </style:style>
    <style:style style:name="P59" style:family="paragraph" style:parent-style-name="Text_20_body" style:list-style-name="L3">
      <style:text-properties officeooo:rsid="002bb4ef" officeooo:paragraph-rsid="003967d4"/>
    </style:style>
    <style:style style:name="P60" style:family="paragraph" style:parent-style-name="Text_20_body" style:list-style-name="L3">
      <style:text-properties officeooo:rsid="002e6811" officeooo:paragraph-rsid="002e711f"/>
    </style:style>
    <style:style style:name="P61" style:family="paragraph" style:parent-style-name="Text_20_body" style:list-style-name="L3">
      <style:text-properties officeooo:rsid="00362f2d" officeooo:paragraph-rsid="00362f2d"/>
    </style:style>
    <style:style style:name="P62" style:family="paragraph" style:parent-style-name="Text_20_body" style:list-style-name="L3">
      <style:text-properties officeooo:rsid="0037c8e2" officeooo:paragraph-rsid="0037c8e2"/>
    </style:style>
    <style:style style:name="P63" style:family="paragraph" style:parent-style-name="Text_20_body" style:list-style-name="L3">
      <style:text-properties officeooo:rsid="0037c8e2" officeooo:paragraph-rsid="00388779"/>
    </style:style>
    <style:style style:name="P64" style:family="paragraph" style:parent-style-name="Text_20_body" style:list-style-name="L3">
      <style:text-properties officeooo:rsid="003967d4" officeooo:paragraph-rsid="003967d4"/>
    </style:style>
    <style:style style:name="P65" style:family="paragraph" style:parent-style-name="Text_20_body" style:list-style-name="L4">
      <style:text-properties officeooo:rsid="003c4f57" officeooo:paragraph-rsid="003c4f57"/>
    </style:style>
    <style:style style:name="P66" style:family="paragraph" style:parent-style-name="Text_20_body" style:list-style-name="L5">
      <style:text-properties officeooo:rsid="003f2515" officeooo:paragraph-rsid="003f2515"/>
    </style:style>
    <style:style style:name="P67" style:family="paragraph" style:parent-style-name="Text_20_body" style:list-style-name="L5">
      <style:text-properties officeooo:rsid="003f2515" officeooo:paragraph-rsid="004282dc"/>
    </style:style>
    <style:style style:name="P68" style:family="paragraph" style:parent-style-name="Text_20_body" style:list-style-name="L5">
      <style:text-properties officeooo:rsid="003f2515" officeooo:paragraph-rsid="00439c28"/>
    </style:style>
    <style:style style:name="P69" style:family="paragraph" style:parent-style-name="Text_20_body" style:list-style-name="L5">
      <style:text-properties officeooo:rsid="003f2515" officeooo:paragraph-rsid="0047a937"/>
    </style:style>
    <style:style style:name="P70" style:family="paragraph" style:parent-style-name="Text_20_body" style:list-style-name="L5">
      <style:text-properties officeooo:rsid="003f2515" officeooo:paragraph-rsid="0048a425"/>
    </style:style>
    <style:style style:name="P71" style:family="paragraph" style:parent-style-name="Text_20_body" style:list-style-name="L5">
      <style:text-properties officeooo:rsid="0041ea81" officeooo:paragraph-rsid="0041ea81"/>
    </style:style>
    <style:style style:name="P72" style:family="paragraph" style:parent-style-name="Text_20_body" style:list-style-name="L5">
      <style:text-properties officeooo:rsid="0041ea81" officeooo:paragraph-rsid="004282dc"/>
    </style:style>
    <style:style style:name="P73" style:family="paragraph" style:parent-style-name="Text_20_body" style:list-style-name="L5">
      <style:text-properties officeooo:rsid="0041ea81" officeooo:paragraph-rsid="00439c28"/>
    </style:style>
    <style:style style:name="P74" style:family="paragraph" style:parent-style-name="Text_20_body" style:list-style-name="L5">
      <style:text-properties officeooo:rsid="004282dc" officeooo:paragraph-rsid="00456c83"/>
    </style:style>
    <style:style style:name="P75" style:family="paragraph" style:parent-style-name="Text_20_body" style:list-style-name="L5">
      <style:text-properties officeooo:rsid="004282dc" officeooo:paragraph-rsid="004282dc"/>
    </style:style>
    <style:style style:name="P76" style:family="paragraph" style:parent-style-name="Text_20_body" style:list-style-name="L5">
      <style:text-properties officeooo:rsid="004282dc" officeooo:paragraph-rsid="00439c28"/>
    </style:style>
    <style:style style:name="P77" style:family="paragraph" style:parent-style-name="Text_20_body" style:list-style-name="L5">
      <style:text-properties officeooo:rsid="005b6956" officeooo:paragraph-rsid="005b6956"/>
    </style:style>
    <style:style style:name="P78" style:family="paragraph" style:parent-style-name="Text_20_body" style:list-style-name="L5">
      <style:text-properties officeooo:rsid="0048a425" officeooo:paragraph-rsid="0048a425"/>
    </style:style>
    <style:style style:name="P79" style:family="paragraph" style:parent-style-name="Text_20_body" style:list-style-name="L5">
      <style:text-properties officeooo:rsid="0049c18a" officeooo:paragraph-rsid="0049c18a"/>
    </style:style>
    <style:style style:name="P80" style:family="paragraph" style:parent-style-name="Text_20_body" style:list-style-name="L6">
      <style:text-properties officeooo:rsid="004bc059" officeooo:paragraph-rsid="004bc059"/>
    </style:style>
    <style:style style:name="P81" style:family="paragraph" style:parent-style-name="Text_20_body" style:list-style-name="L6">
      <style:text-properties officeooo:rsid="004bc059" officeooo:paragraph-rsid="004beddd"/>
    </style:style>
    <style:style style:name="P82" style:family="paragraph" style:parent-style-name="Text_20_body" style:list-style-name="L6">
      <style:text-properties officeooo:rsid="004bc059" officeooo:paragraph-rsid="004d7cd7"/>
    </style:style>
    <style:style style:name="P83" style:family="paragraph" style:parent-style-name="Text_20_body" style:list-style-name="L6">
      <style:text-properties officeooo:rsid="004beddd" officeooo:paragraph-rsid="004beddd"/>
    </style:style>
    <style:style style:name="P84" style:family="paragraph" style:parent-style-name="Text_20_body" style:list-style-name="L6">
      <style:text-properties officeooo:rsid="004beddd" officeooo:paragraph-rsid="004d7cd7"/>
    </style:style>
    <style:style style:name="P85" style:family="paragraph" style:parent-style-name="Text_20_body" style:list-style-name="L6">
      <style:text-properties officeooo:rsid="004d7cd7" officeooo:paragraph-rsid="004d7cd7"/>
    </style:style>
    <style:style style:name="P86" style:family="paragraph" style:parent-style-name="Text_20_body" style:list-style-name="L6">
      <style:text-properties officeooo:rsid="004d86b8" officeooo:paragraph-rsid="004d86b8"/>
    </style:style>
    <style:style style:name="P87" style:family="paragraph" style:parent-style-name="Text_20_body" style:list-style-name="L6">
      <style:text-properties officeooo:rsid="004e13f9" officeooo:paragraph-rsid="004e13f9"/>
    </style:style>
    <style:style style:name="P88" style:family="paragraph" style:parent-style-name="Text_20_body" style:list-style-name="L6">
      <style:text-properties officeooo:rsid="004ef5d5" officeooo:paragraph-rsid="004ef5d5"/>
    </style:style>
    <style:style style:name="P89" style:family="paragraph" style:parent-style-name="Text_20_body" style:list-style-name="L6">
      <style:text-properties officeooo:rsid="0050cd1a" officeooo:paragraph-rsid="0050cd1a"/>
    </style:style>
    <style:style style:name="P90" style:family="paragraph" style:parent-style-name="Text_20_body" style:list-style-name="L7">
      <style:text-properties officeooo:rsid="0050cd1a" officeooo:paragraph-rsid="0050cd1a"/>
    </style:style>
    <style:style style:name="P91" style:family="paragraph" style:parent-style-name="Text_20_body" style:list-style-name="L7">
      <style:text-properties officeooo:rsid="0050cd1a" officeooo:paragraph-rsid="0053356f"/>
    </style:style>
    <style:style style:name="P92" style:family="paragraph" style:parent-style-name="Text_20_body" style:list-style-name="L7">
      <style:text-properties officeooo:rsid="0053356f" officeooo:paragraph-rsid="0053356f"/>
    </style:style>
    <style:style style:name="P93" style:family="paragraph" style:parent-style-name="Text_20_body" style:list-style-name="L7">
      <style:text-properties officeooo:rsid="00545cf6" officeooo:paragraph-rsid="00545cf6"/>
    </style:style>
    <style:style style:name="P94" style:family="paragraph" style:parent-style-name="Text_20_body" style:list-style-name="L7">
      <style:text-properties officeooo:rsid="00545cf6" officeooo:paragraph-rsid="00560dc3"/>
    </style:style>
    <style:style style:name="P95" style:family="paragraph" style:parent-style-name="Text_20_body" style:list-style-name="L7">
      <style:text-properties officeooo:rsid="00560dc3" officeooo:paragraph-rsid="00560dc3"/>
    </style:style>
    <style:style style:name="P96" style:family="paragraph" style:parent-style-name="Text_20_body" style:list-style-name="L8">
      <style:text-properties officeooo:rsid="0057cd4d" officeooo:paragraph-rsid="0057cd4d"/>
    </style:style>
    <style:style style:name="P97" style:family="paragraph" style:parent-style-name="Text_20_body" style:list-style-name="L9">
      <style:text-properties officeooo:rsid="00581376" officeooo:paragraph-rsid="00581376"/>
    </style:style>
    <style:style style:name="P98" style:family="paragraph" style:parent-style-name="Text_20_body" style:list-style-name="L9">
      <style:text-properties officeooo:rsid="005f24df" officeooo:paragraph-rsid="006139b0"/>
    </style:style>
    <style:style style:name="P99" style:family="paragraph">
      <loext:graphic-properties draw:fill="none" draw:fill-color="#ffffff"/>
      <style:text-properties style:font-name="Consolas"/>
    </style:style>
    <style:style style:name="T1" style:family="text">
      <style:text-properties officeooo:rsid="0009f3dd"/>
    </style:style>
    <style:style style:name="T2" style:family="text">
      <style:text-properties officeooo:rsid="000b6394"/>
    </style:style>
    <style:style style:name="T3" style:family="text">
      <style:text-properties officeooo:rsid="000bcda6"/>
    </style:style>
    <style:style style:name="T4" style:family="text">
      <style:text-properties officeooo:rsid="000d6465"/>
    </style:style>
    <style:style style:name="T5" style:family="text">
      <style:text-properties officeooo:rsid="001018f8"/>
    </style:style>
    <style:style style:name="T6" style:family="text">
      <style:text-properties officeooo:rsid="001221dc"/>
    </style:style>
    <style:style style:name="T7" style:family="text">
      <style:text-properties officeooo:rsid="001a352c"/>
    </style:style>
    <style:style style:name="T8" style:family="text">
      <style:text-properties officeooo:rsid="001b2100"/>
    </style:style>
    <style:style style:name="T9" style:family="text">
      <style:text-properties officeooo:rsid="001c601e"/>
    </style:style>
    <style:style style:name="T10" style:family="text">
      <style:text-properties officeooo:rsid="001fec8f"/>
    </style:style>
    <style:style style:name="T11" style:family="text">
      <style:text-properties officeooo:rsid="0020f6da"/>
    </style:style>
    <style:style style:name="T12" style:family="text">
      <style:text-properties officeooo:rsid="0022d533"/>
    </style:style>
    <style:style style:name="T13" style:family="text">
      <style:text-properties officeooo:rsid="0025fd96"/>
    </style:style>
    <style:style style:name="T14" style:family="text">
      <style:text-properties officeooo:rsid="002701d0"/>
    </style:style>
    <style:style style:name="T15" style:family="text">
      <style:text-properties officeooo:rsid="002bb4ef"/>
    </style:style>
    <style:style style:name="T16" style:family="text">
      <style:text-properties officeooo:rsid="002d90cb"/>
    </style:style>
    <style:style style:name="T17" style:family="text">
      <style:text-properties officeooo:rsid="002e6811"/>
    </style:style>
    <style:style style:name="T18" style:family="text">
      <style:text-properties officeooo:rsid="0031851c"/>
    </style:style>
    <style:style style:name="T19" style:family="text">
      <style:text-properties officeooo:rsid="00362f2d"/>
    </style:style>
    <style:style style:name="T20" style:family="text">
      <style:text-properties officeooo:rsid="0037c8e2"/>
    </style:style>
    <style:style style:name="T21" style:family="text">
      <style:text-properties officeooo:rsid="00388779"/>
    </style:style>
    <style:style style:name="T22" style:family="text">
      <style:text-properties officeooo:rsid="003967d4"/>
    </style:style>
    <style:style style:name="T23" style:family="text">
      <style:text-properties officeooo:rsid="0039c81e"/>
    </style:style>
    <style:style style:name="T24" style:family="text">
      <style:text-properties officeooo:rsid="003c4f57"/>
    </style:style>
    <style:style style:name="T25" style:family="text">
      <style:text-properties officeooo:rsid="003c5bea"/>
    </style:style>
    <style:style style:name="T26" style:family="text">
      <style:text-properties officeooo:rsid="003f2515"/>
    </style:style>
    <style:style style:name="T27" style:family="text">
      <style:text-properties officeooo:rsid="004282dc"/>
    </style:style>
    <style:style style:name="T28" style:family="text">
      <style:text-properties officeooo:rsid="00439c28"/>
    </style:style>
    <style:style style:name="T29" style:family="text">
      <style:text-properties officeooo:rsid="00456c83"/>
    </style:style>
    <style:style style:name="T30" style:family="text">
      <style:text-properties officeooo:rsid="0046e4f0"/>
    </style:style>
    <style:style style:name="T31" style:family="text">
      <style:text-properties officeooo:rsid="0046fbe6"/>
    </style:style>
    <style:style style:name="T32" style:family="text">
      <style:text-properties officeooo:rsid="0047a937"/>
    </style:style>
    <style:style style:name="T33" style:family="text">
      <style:text-properties officeooo:rsid="0049c18a"/>
    </style:style>
    <style:style style:name="T34" style:family="text">
      <style:text-properties officeooo:rsid="004beddd"/>
    </style:style>
    <style:style style:name="T35" style:family="text">
      <style:text-properties officeooo:rsid="004d7cd7"/>
    </style:style>
    <style:style style:name="T36" style:family="text">
      <style:text-properties officeooo:rsid="004ef5d5"/>
    </style:style>
    <style:style style:name="T37" style:family="text">
      <style:text-properties officeooo:rsid="0050cd1a"/>
    </style:style>
    <style:style style:name="T38" style:family="text">
      <style:text-properties officeooo:rsid="0053356f"/>
    </style:style>
    <style:style style:name="T39" style:family="text">
      <style:text-properties officeooo:rsid="00560dc3"/>
    </style:style>
    <style:style style:name="T40" style:family="text">
      <style:text-properties officeooo:rsid="005b6956"/>
    </style:style>
    <style:style style:name="T41" style:family="text">
      <style:text-properties officeooo:rsid="005d6c4a"/>
    </style:style>
    <style:style style:name="T42" style:family="text">
      <style:text-properties officeooo:rsid="005dcb93"/>
    </style:style>
    <style:style style:name="T43" style:family="text">
      <style:text-properties officeooo:rsid="006139b0"/>
    </style:style>
    <style:style style:name="T44" style:family="text">
      <style:text-properties style:font-name="Consolas" fo:font-size="6pt"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24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9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color="#000000" draw:fill="none" draw:fill-color="#ffffff" fo:min-height="8.209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ements API description</text:p>
      <text:p text:style-name="P11">This documentation is designed for AHK developer who want to add some new elements.</text:p>
      <text:p text:style-name="P11"/>
      <text:h text:style-name="P12" text:outline-level="1">How to start</text:h>
      <text:p text:style-name="P1">This is a short introduction how to create new elements. We use an example of creating the element "Beep".</text:p>
      <text:list xml:id="list5014338616014011274" text:style-name="L1">
        <text:list-item>
          <text:p text:style-name="P21">Checkout sourcecode from GitHub.</text:p>
        </text:list-item>
        <text:list-item>
          <text:p text:style-name="P22">The easiest way is to copy an existing .ahk file from directory "Source_Elements\Default" and to modify it. As example we take the file "New_Variable.ahk" and rename ist to "Beep.ahk". <text:span text:style-name="T2">Then we will edit the new file:</text:span></text:p>
          <text:list>
            <text:list-item>
              <text:p text:style-name="P22">Replace all occurences of "New_variable" to "Beep"</text:p>
            </text:list-item>
            <text:list-item>
              <text:p text:style-name="P23">In function Element_getIconPath_Action_<text:span text:style-name="T1">Beep</text:span>() replace New variable.png to Bullhorn.png</text:p>
            </text:list-item>
            <text:list-item>
              <text:p text:style-name="P24">In function Element_getCategory_Action_<text:span text:style-name="T1">Beep</text:span>() replace "Variable" to "Sound"</text:p>
            </text:list-item>
            <text:list-item>
              <text:p text:style-name="P23">In function Element_getParameters_Action_<text:span text:style-name="T1">Beep</text:span>() delete the parameter names and replace them by these:<text:line-break/><draw:frame text:anchor-type="as-char" svg:y="0.106cm" draw:z-index="5" draw:name="Form1" draw:style-name="gr4" draw:text-style-name="P99" svg:width="14.685cm" svg:height="0.251cm"><draw:text-box><text:p><text:span text:style-name="T44">return ["frequency", "duration"]</text:span></text:p></draw:text-box></draw:frame></text:p>
            </text:list-item>
            <text:list-item>
              <text:p text:style-name="P25">In function Element_getParametrizationDetails_Action_Beep() edit the element settings controls. Change the label names and set the both parameter names inside the edit fields. Set content key of both edit fields to "Expression". This is the result:<text:line-break/><draw:frame text:anchor-type="as-char" svg:y="0.106cm" draw:z-index="0" draw:name="Form1" draw:style-name="gr1" draw:text-style-name="P99" svg:width="14.685cm" svg:height="2.241cm"><draw:text-box><text:p><text:span text:style-name="T44">Element_getParametrizationDetails_Action_Beep()</text:span></text:p><text:p><text:span text:style-name="T44">{</text:span></text:p><text:p><text:span text:style-name="T44"><text:tab/></text:span><text:span text:style-name="T44">parametersToEdit:=Object()</text:span></text:p><text:p><text:span text:style-name="T44"><text:tab/></text:span><text:span text:style-name="T44">parametersToEdit.push({type: "Label", label: lang("Frequency in Hz")})</text:span></text:p><text:p><text:span text:style-name="T44"><text:tab/></text:span><text:span text:style-name="T44">parametersToEdit.push({type: "edit", id: "frequency", default: 523, content: "Expression", WarnIfEmpty: true})</text:span></text:p><text:p><text:span text:style-name="T44"><text:tab/></text:span><text:span text:style-name="T44">parametersToEdit.push({type: "Label", label: lang("Duration in ms")})</text:span></text:p><text:p><text:span text:style-name="T44"><text:tab/></text:span><text:span text:style-name="T44">parametersToEdit.push({type: "edit", id: "duration", default: 150, content: "Expression", WarnIfEmpty: true})</text:span></text:p><text:p><text:span text:style-name="T44"><text:tab/></text:span><text:span text:style-name="T44">return parametersToEdit</text:span></text:p><text:p><text:span text:style-name="T44">}</text:span></text:p></draw:text-box></draw:frame></text:p>
            </text:list-item>
            <text:list-item>
              <text:p text:style-name="P26">Edit function Element_GenerateName_Action_Beep()<text:line-break/><draw:frame text:anchor-type="as-char" svg:y="0.106cm" draw:z-index="6" draw:name="Form1" draw:style-name="gr4" draw:text-style-name="P99" svg:width="14.685cm" svg:height="0.251cm"><draw:text-box><text:p><text:span text:style-name="T44">return % lang("Beep") " - " ElementParameters.frequency " " lang("Hz") " " ElementParameters.duration " " lang("ms")</text:span></text:p></draw:text-box></draw:frame></text:p>
            </text:list-item>
            <text:list-item>
              <text:p text:style-name="P26">Delete the contents of Element_run_Action_Beep() and edit it:</text:p>
              <text:list>
                <text:list-item>
                  <text:p text:style-name="P20"><text:span text:style-name="T1">Get both parameters and evaluate expressions:<text:line-break/></text:span><text:span text:style-name="T1"><draw:frame text:anchor-type="as-char" svg:y="0.106cm" draw:z-index="1" draw:name="Form1" draw:style-name="gr2" draw:text-style-name="P99" svg:width="14.685cm" svg:height="0.5cm"><draw:text-box><text:p><text:span text:style-name="T44">frequency:=x_evaluateExpression(Environment,ElementParameters.frequency)</text:span></text:p><text:p><text:span text:style-name="T44">duration:=x_evaluateExpression(Environment,ElementParameters.duration)</text:span></text:p></draw:text-box></draw:frame></text:span></text:p>
                </text:list-item>
                <text:list-item>
                  <text:p text:style-name="P25">Check whether the <text:span text:style-name="T42">expression could be evaluated and the</text:span> result is a number. If not, throw exception.<text:line-break/><text:soft-page-break/><draw:frame text:anchor-type="as-char" svg:y="0.106cm" draw:z-index="2" draw:name="Form1" draw:style-name="gr3" draw:text-style-name="P99" svg:width="14.685cm" svg:height="8.21cm"><draw:text-box><text:p><text:span text:style-name="T44">frequencyObj:=x_evaluateExpression(Environment,ElementParameters.frequency)</text:span></text:p><text:p><text:span text:style-name="T44">durationObj:=x_evaluateExpression(Environment,ElementParameters.duration)</text:span></text:p><text:p><text:span text:style-name="T44"><text:tab/></text:span></text:p><text:p><text:span text:style-name="T44">if (frequencyObj.error)</text:span></text:p><text:p><text:span text:style-name="T44">{</text:span></text:p><text:p><text:span text:style-name="T44"><text:s text:c="2"/></text:span><text:span text:style-name="T44">;On error, finish with exception and return</text:span></text:p><text:p><text:span text:style-name="T44"><text:s text:c="2"/></text:span><text:span text:style-name="T44">x_finish(Environment, "exception", lang("An error occured while parsing expression '%1%'", ElementParameters.frequency)) "`n" frequencyObj.error</text:span></text:p><text:p><text:span text:style-name="T44"><text:s text:c="2"/></text:span><text:span text:style-name="T44">return</text:span></text:p><text:p><text:span text:style-name="T44">}</text:span></text:p><text:p><text:span text:style-name="T44">if (durationObj.error)</text:span></text:p><text:p><text:span text:style-name="T44">{</text:span></text:p><text:p><text:span text:style-name="T44"><text:s text:c="2"/></text:span><text:span text:style-name="T44">;On error, finish with exception and return</text:span></text:p><text:p><text:span text:style-name="T44"><text:s text:c="2"/></text:span><text:span text:style-name="T44">x_finish(Environment, "exception", lang("An error occured while parsing expression '%1%'", ElementParameters.duration)) "`n" durationObj.error</text:span></text:p><text:p><text:span text:style-name="T44"><text:s text:c="2"/></text:span><text:span text:style-name="T44">return</text:span></text:p><text:p><text:span text:style-name="T44">}</text:span></text:p><text:p><text:span text:style-name="T44"><text:tab/></text:span></text:p><text:p><text:span text:style-name="T44">frequency:=frequencyObj.result</text:span></text:p><text:p><text:span text:style-name="T44">duration:=frequencyObj.result</text:span></text:p><text:p><text:span text:style-name="T44"/></text:p><text:p><text:span text:style-name="T44">if frequency is not number</text:span></text:p><text:p><text:span text:style-name="T44">{</text:span></text:p><text:p><text:span text:style-name="T44"><text:s text:c="2"/></text:span><text:span text:style-name="T44">;On error, finish with exception and return</text:span></text:p><text:p><text:span text:style-name="T44"><text:s text:c="2"/></text:span><text:span text:style-name="T44">x_finish(Environment, "exception", lang("%1% is not valid", lang("Frequency is not a number: '%1%'", frequency)))</text:span></text:p><text:p><text:span text:style-name="T44"><text:s text:c="2"/></text:span><text:span text:style-name="T44">return</text:span></text:p><text:p><text:span text:style-name="T44">}</text:span></text:p><text:p><text:span text:style-name="T44">if duration is not number</text:span></text:p><text:p><text:span text:style-name="T44">{</text:span></text:p><text:p><text:span text:style-name="T44"><text:s text:c="2"/></text:span><text:span text:style-name="T44">;On error, finish with exception and return</text:span></text:p><text:p><text:span text:style-name="T44"><text:s text:c="2"/></text:span><text:span text:style-name="T44">x_finish(Environment, "exception", lang("%1% is not valid", lang("Frequency is not a number: '%1%'", duration)))</text:span></text:p><text:p><text:span text:style-name="T44"><text:s text:c="2"/></text:span><text:span text:style-name="T44">return</text:span></text:p><text:p><text:span text:style-name="T44">}</text:span></text:p></draw:text-box></draw:frame></text:p>
                </text:list-item>
                <text:list-item>
                  <text:p text:style-name="P25">Beep<text:line-break/><draw:frame text:anchor-type="as-char" svg:y="0.106cm" draw:z-index="3" draw:name="Form1" draw:style-name="gr4" draw:text-style-name="P99" svg:width="14.685cm" svg:height="0.251cm"><draw:text-box><text:p><text:span text:style-name="T44">SoundBeep,% frequency,% duration</text:span></text:p></draw:text-box></draw:frame></text:p>
                </text:list-item>
                <text:list-item>
                  <text:p text:style-name="P25">Don't forget to call x_finish() before return<text:line-break/><draw:frame text:anchor-type="as-char" svg:y="0.106cm" draw:z-index="4" draw:name="Form1" draw:style-name="gr4" draw:text-style-name="P99" svg:width="14.685cm" svg:height="0.251cm"><draw:text-box><text:p><text:span text:style-name="T44">x_finish(Environment, "normal")</text:span></text:p></draw:text-box></draw:frame></text:p>
                </text:list-item>
              </text:list>
            </text:list-item>
          </text:list>
        </text:list-item>
        <text:list-item>
          <text:p text:style-name="P27"><text:span text:style-name="T4">Close</text:span> AutoHotFlow <text:span text:style-name="T4">and start script</text:span> "AutoHotFlow.ahk". <text:span text:style-name="T3">Ready!</text:span></text:p>
        </text:list-item>
      </text:list>
      <text:h text:style-name="P13" text:outline-level="1"><text:span text:style-name="T7">Contents</text:span> <text:span text:style-name="T7">of</text:span> .ahk file</text:h>
      <text:p text:style-name="P3">First of all the element class must be added to the list of all element classes "AllElementClasses". If you forget that, your element will not work properly.<text:span text:style-name="T8"> </text:span></text:p>
      <text:p text:style-name="P2">Each element must have some functions to work. Some additional functions can be added optionally. <text:span text:style-name="T9">You need to replace the dots (...) with the element class.</text:span></text:p>
      <text:list xml:id="list550580040875285540" text:style-name="L2">
        <text:list-item>
          <text:p text:style-name="P28">Element_getPackage_...() recommended<text:line-break/>It will be possible to create new packages as addons. This function should return the name of the package. If a flow is imported which has elements from a package which is not installed, AHF will warn the user and tell him that he needs to install this package.</text:p>
        </text:list-item>
        <text:list-item>
          <text:p text:style-name="P28">Element_getElementType_...() required<text:line-break/>There are four different element types "action", "condition", "loop", and "trigger"</text:p>
        </text:list-item>
        <text:list-item>
          <text:p text:style-name="P28">Element_getName_...() required<text:line-break/>Name of the element which will be shown to the user. Use function lang(...) to make it multilingual.</text:p>
        </text:list-item>
        <text:list-item>
          <text:p text:style-name="P28">Element_getIconPath_...() optional<text:line-break/>Specifies the path of the icon which will be shown on the element.</text:p>
        </text:list-item>
        <text:list-item>
          <text:p text:style-name="P28">Element_getCategory_...() required<text:line-break/>Specifies the category of the element. This allows to sort the elements in categories. You may optionally specify multiple categories by separating them with a "|"</text:p>
        </text:list-item>
        <text:list-item>
          <text:p text:style-name="P29">Element_getParameters_...() required<text:line-break/>Specifies which parameters will be saved to drive and loaded on next start of AHF. If you forget to specify them here, the parameters will be lost after restart of AHF.</text:p>
        </text:list-item>
        <text:list-item>
          <text:p text:style-name="P30">Element_getParametrizationDetails_...(<text:span text:style-name="T10">Environment</text:span>) required<text:line-break/>Specifies the details of the settings which can be made by user. See chapter TODO</text:p>
        </text:list-item>
        <text:list-item>
          <text:p text:style-name="P31"><text:soft-page-break/>Element_GenerateName_...(<text:span text:style-name="T11">Environment, ElementParameters</text:span>) recommended<text:line-break/>This function is called <text:span text:style-name="T6">to generate a default name of this function. </text:span>See chapter TODO</text:p>
        </text:list-item>
        <text:list-item>
          <text:p text:style-name="P34">Element_CheckSettings_...(<text:span text:style-name="T12">Environment, ElementParameters</text:span>) <text:s/>optional<text:line-break/>This function can be used to control the controls in the element settings window. <text:span text:style-name="T5">See chapter TODO</text:span></text:p>
        </text:list-item>
        <text:list-item>
          <text:p text:style-name="P32">Element_run_...(<text:span text:style-name="T12">Environment, ElementParameters</text:span>) required for action, condition and loop<text:line-break/>This function will be called when the element is executing. See chapter TODO</text:p>
        </text:list-item>
        <text:list-item>
          <text:p text:style-name="P34">Element_stop_...(<text:span text:style-name="T12">Environment, ElementParameters</text:span>) optional for <text:span text:style-name="T5">action, condition and loop<text:line-break/></text:span>This function is called if the flow is stopped. This function is only needed if the element does not execute everything inside the function <text:span text:style-name="T5">Element_run_...() </text:span>and instead does some work in background while other elements are executing. <text:span text:style-name="T5">See chapter TODO</text:span></text:p>
        </text:list-item>
        <text:list-item>
          <text:p text:style-name="P36">Element_enable_...(<text:span text:style-name="T12">Environment, ElementParameters</text:span>) required for triggers<text:line-break/><text:span text:style-name="T5">This function will be called when the trigger is enabled. See chapter TODO</text:span></text:p>
        </text:list-item>
        <text:list-item>
          <text:p text:style-name="P36">Element_disable_...(<text:span text:style-name="T12">Environment, ElementParameters</text:span>) required for triggers<text:line-break/><text:span text:style-name="T5">This function will be called when the trigger is disabled. See chapter TODO</text:span></text:p>
        </text:list-item>
        <text:list-item>
          <text:p text:style-name="P36">Element_postTrigger_...(<text:span text:style-name="T12">Environment, ElementParameters</text:span>) optional for triggers <text:line-break/>This function can be used to do some task after a trigger. For example to write some variables. <text:span text:style-name="T5">See chapter TODO</text:span></text:p>
        </text:list-item>
      </text:list>
      <text:h text:style-name="Heading_20_2" text:outline-level="2">Element parameters</text:h>
      <text:p text:style-name="P4">Each function in the .ahk file which has the parameter "ElementParameters" will provide the current element parameters. The Variable "ElementParameters" is an object which keys are the parameter names. Example: Access parameter "VarName": <text:s/>ElementParameters.VarName</text:p>
      <text:h text:style-name="Heading_20_2" text:outline-level="2">Function Element_getParametrizationDetails_...(Environment)</text:h>
      <text:p text:style-name="P5">This function must return an array of objects which describe all conrols which will be shown in the element settings window. <text:span text:style-name="T14">An other puropse for this function is to return default values which will be assgned when a new element is created. <text:line-break/></text:span>Each object must have the key "type" and other keys, depending on the type. Following control types are available:</text:p>
      <text:list xml:id="list8231788989055105230" text:style-name="L3">
        <text:list-item>
          <text:p text:style-name="P40">type: Label<text:line-break/>Shows a read only string.</text:p>
          <text:list>
            <text:list-item>
              <text:p text:style-name="P40">label (recommended): string which will be shown</text:p>
            </text:list-item>
            <text:list-item>
              <text:p text:style-name="P40">size (optional): Set "small" for a small label.</text:p>
            </text:list-item>
          </text:list>
        </text:list-item>
        <text:list-item>
          <text:p text:style-name="P40">Type: Checkbox<text:line-break/>Shows a single checkbox.</text:p>
          <text:list>
            <text:list-item>
              <text:p text:style-name="P40">id (required): variable ID</text:p>
            </text:list-item>
            <text:list-item>
              <text:p text:style-name="P40">default (required): default value (true or false or -1 if "gray" is set)</text:p>
            </text:list-item>
            <text:list-item>
              <text:p text:style-name="P40">label (recommended): string which will be shown</text:p>
            </text:list-item>
            <text:list-item>
              <text:p text:style-name="P38"><text:span text:style-name="T13">gray (optional): Set True to </text:span>enable a third state that displays a gray checkmark instead of a black <text:span text:style-name="T13">one. The third state returns -1</text:span></text:p>
            </text:list-item>
          </text:list>
        </text:list-item>
        <text:list-item>
          <text:p text:style-name="P40">Type: "Radio"<text:line-break/>Shows a single checkbox.</text:p>
          <text:list>
            <text:list-item>
              <text:p text:style-name="P41"><text:soft-page-break/>id (required): variable ID</text:p>
            </text:list-item>
            <text:list-item>
              <text:p text:style-name="P41">default (required): default value (<text:span text:style-name="T14">1 for first radio element</text:span>).</text:p>
            </text:list-item>
            <text:list-item>
              <text:p text:style-name="P42">choices (required): array of strings which will be shown. The array length defines how many radios will be displayed.</text:p>
            </text:list-item>
          </text:list>
        </text:list-item>
        <text:list-item>
          <text:p text:style-name="P49">Type: Edit<text:line-break/>Shows an edit field. If the content parameter is set, the edit field can will show an information symbol and warn if user enters wrong data.</text:p>
          <text:list>
            <text:list-item>
              <text:p text:style-name="P43">id (required): <text:span text:style-name="T14">one or two </text:span>variable ID<text:span text:style-name="T14">s. If StringOrExpression is set, the second parameter is the selection whether string or expression. Otherwise if two variables are set, two edit fields will be shown side by side (but parameters multiline, warnifempty and useupdown will have no effect).</text:span></text:p>
            </text:list-item>
            <text:list-item>
              <text:p text:style-name="P51">default (<text:span text:style-name="T14">recommended</text:span>): default value or values (depending on the count of id)</text:p>
            </text:list-item>
            <text:list-item>
              <text:p text:style-name="P49">content (recommended)</text:p>
              <text:list>
                <text:list-item>
                  <text:p text:style-name="P49">VariableName: If user enters an invalid variable name, a warning icon will appear</text:p>
                </text:list-item>
                <text:list-item>
                  <text:p text:style-name="P49">String</text:p>
                </text:list-item>
                <text:list-item>
                  <text:p text:style-name="P49">Expression: Will warn user if he enters percent signs</text:p>
                </text:list-item>
                <text:list-item>
                  <text:p text:style-name="P49">StringOrExpression: Lets user select whether this is a string of expression. The "id" parameter must have a second variable ID where the selection will be stored (1 if user selects string and 2 if user selects expression)</text:p>
                </text:list-item>
              </text:list>
            </text:list-item>
            <text:list-item>
              <text:p text:style-name="P52">multiline (optional): if true, the edit field will be bigger to fit multiple lines.</text:p>
            </text:list-item>
            <text:list-item>
              <text:p text:style-name="P53">WarnIfEmpty (optional): If set, user will be warned if the field is empty</text:p>
            </text:list-item>
            <text:list-item>
              <text:p text:style-name="P53">useupdown (optional): If true, arrows will be shown next to the edit field. It has only effect if conent is expression</text:p>
            </text:list-item>
            <text:list-item>
              <text:p text:style-name="P53">range (optional): It has only effect if useupdown is true. Set the numerical range of the updown arrows (e.g. 0-10 or -50-50). If not present it defaults to 0-100.</text:p>
            </text:list-item>
          </text:list>
        </text:list-item>
        <text:list-item>
          <text:p text:style-name="P55">Type: slider<text:line-break/>Shows a slider. Optionally with an edit field.</text:p>
          <text:list>
            <text:list-item>
              <text:p text:style-name="P41">id (required): variable ID</text:p>
            </text:list-item>
            <text:list-item>
              <text:p text:style-name="P41">default (required): default value</text:p>
            </text:list-item>
            <text:list-item>
              <text:p text:style-name="P55">allowExpression (optional): If true, a edit field will be shown next to the slider which allows the user to enter an expression.</text:p>
            </text:list-item>
          </text:list>
        </text:list-item>
        <text:list-item>
          <text:p text:style-name="P55">Type: DropDown<text:line-break/>Shows a dropdown field the user can select an entry from a dropdown menu.</text:p>
          <text:list>
            <text:list-item>
              <text:p text:style-name="P41">id (required): variable ID</text:p>
            </text:list-item>
            <text:list-item>
              <text:p text:style-name="P41">default (required): default value. <text:span text:style-name="T15">If result ist set to "number", the default parameter must be a number otherwise the text.</text:span></text:p>
            </text:list-item>
            <text:list-item>
              <text:p text:style-name="P41">choices (required): array of strings which will <text:span text:style-name="T17">the dropdown items</text:span>.</text:p>
            </text:list-item>
            <text:list-item>
              <text:p text:style-name="P56">result (required): </text:p>
              <text:list>
                <text:list-item>
                  <text:p text:style-name="P56">"number": the result will be the entry number. </text:p>
                </text:list-item>
                <text:list-item>
                  <text:p text:style-name="P56"><text:span text:style-name="T16">"string", the result will be the </text:span>entry text. </text:p>
                </text:list-item>
              </text:list>
            </text:list-item>
          </text:list>
        </text:list-item>
        <text:list-item>
          <text:p text:style-name="P60">Type: ComboBox<text:span text:style-name="T15"><text:line-break/></text:span><text:soft-page-break/><text:span text:style-name="T15">Shows a edit field with a dropdown menu where the user can enter any text or select an entry from a dropdown menu.</text:span></text:p>
          <text:list>
            <text:list-item>
              <text:p text:style-name="P44">id (required): variable ID</text:p>
            </text:list-item>
            <text:list-item>
              <text:p text:style-name="P44">default (required): default value. <text:span text:style-name="T15">If result ist set to "number", the default parameter must be a number otherwise the text.</text:span></text:p>
            </text:list-item>
            <text:list-item>
              <text:p text:style-name="P44">choices (required): array of strings which will <text:span text:style-name="T17">the dropdown items</text:span>.</text:p>
            </text:list-item>
            <text:list-item>
              <text:p text:style-name="P57">result (required): </text:p>
              <text:list>
                <text:list-item>
                  <text:p text:style-name="P57">"number": the result will be the <text:span text:style-name="T18">selected </text:span>entry number. <text:span text:style-name="T18">If user has entered any text which does not equal to any entry, the entered text will be the result.</text:span></text:p>
                </text:list-item>
                <text:list-item>
                  <text:p text:style-name="P58"><text:span text:style-name="T16">"string" the result will be the </text:span>entry text. </text:p>
                </text:list-item>
              </text:list>
            </text:list-item>
            <text:list-item>
              <text:p text:style-name="P50">content (recommended)</text:p>
              <text:list>
                <text:list-item>
                  <text:p text:style-name="P50">VariableName: If user enters an invalid variable name, a warning icon will appear</text:p>
                </text:list-item>
                <text:list-item>
                  <text:p text:style-name="P50">String</text:p>
                </text:list-item>
                <text:list-item>
                  <text:p text:style-name="P50">Expression: Will warn user if he enters percent signs</text:p>
                </text:list-item>
              </text:list>
            </text:list-item>
            <text:list-item>
              <text:p text:style-name="P54">WarnIfEmpty (optional): If set, user will be warned if the field is empty</text:p>
            </text:list-item>
          </text:list>
        </text:list-item>
        <text:list-item>
          <text:p text:style-name="P61">Type: Hotkey<text:line-break/>Will show two fields. An edit field where the user can entry a hotkey name and a hotkey field where user can enter a hotkey.</text:p>
          <text:list>
            <text:list-item>
              <text:p text:style-name="P45">id (required): variable ID</text:p>
            </text:list-item>
            <text:list-item>
              <text:p text:style-name="P45">default (required): default value</text:p>
            </text:list-item>
          </text:list>
        </text:list-item>
        <text:list-item>
          <text:p text:style-name="P61">Type: Button<text:line-break/>Will goto a label if user clicks on the button</text:p>
          <text:list>
            <text:list-item>
              <text:p text:style-name="P45"><text:span text:style-name="T19">goto</text:span> (required): <text:span text:style-name="T19">Goto label.</text:span></text:p>
            </text:list-item>
          </text:list>
        </text:list-item>
        <text:list-item>
          <text:p text:style-name="P62">Type: file<text:line-break/>Provides an edit field where user can enter a file path. There is also a button which opens a file select dialog.</text:p>
          <text:list>
            <text:list-item>
              <text:p text:style-name="P46">id (required): variable ID</text:p>
            </text:list-item>
            <text:list-item>
              <text:p text:style-name="P46">default (required): default value</text:p>
            </text:list-item>
            <text:list-item>
              <text:p text:style-name="P39"><text:span text:style-name="T20">options (optional): Options parameter as in </text:span>FileSelectFile <text:span text:style-name="T20">command</text:span></text:p>
            </text:list-item>
            <text:list-item>
              <text:p text:style-name="P62">prompt (optional): Message which will be shown in the file select dialog</text:p>
            </text:list-item>
            <text:list-item>
              <text:p text:style-name="P62">filter (optional): File filter of the file select dialog</text:p>
            </text:list-item>
          </text:list>
        </text:list-item>
        <text:list-item>
          <text:p text:style-name="P62">Type: folder<text:line-break/>Provides an edit field where user can enter a folder path. There is also a button which opens a folder select dialog.</text:p>
          <text:list>
            <text:list-item>
              <text:p text:style-name="P46">id (required): variable ID</text:p>
            </text:list-item>
            <text:list-item>
              <text:p text:style-name="P46">default (required): default value</text:p>
            </text:list-item>
            <text:list-item>
              <text:p text:style-name="P39"><text:span text:style-name="T20">options (optional): Options parameter as in </text:span>FileSelect<text:span text:style-name="T20">Folder</text:span> <text:span text:style-name="T20">command</text:span></text:p>
            </text:list-item>
            <text:list-item>
              <text:p text:style-name="P62">prompt (optional): Message which will be shown in the folder select dialog</text:p>
            </text:list-item>
          </text:list>
        </text:list-item>
        <text:list-item>
          <text:p text:style-name="P63">Type: Weekdays<text:line-break/><text:span text:style-name="T21">Shows seven checkboxes which allows user to select weekdays. The result is a string with </text:span><text:soft-page-break/><text:span text:style-name="T21">selected numbers 1 to 7 (e.g. if user select monday - friday, the result ist "12345")</text:span></text:p>
          <text:list>
            <text:list-item>
              <text:p text:style-name="P47">id (required): variable ID</text:p>
            </text:list-item>
            <text:list-item>
              <text:p text:style-name="P47">default (required): default value</text:p>
            </text:list-item>
          </text:list>
        </text:list-item>
        <text:list-item>
          <text:p text:style-name="P64">Type: listbox<text:line-break/>Shows a listbox where user can select one or multiple elements. <text:span text:style-name="T23">The result is a array of numbers or strings.</text:span></text:p>
          <text:list>
            <text:list-item>
              <text:p text:style-name="P48">id (required): variable ID</text:p>
            </text:list-item>
            <text:list-item>
              <text:p text:style-name="P48">default (required): default value</text:p>
            </text:list-item>
            <text:list-item>
              <text:p text:style-name="P64">multi (optional): allows user to select multiple entries. Otherwise only one entry can be selected.</text:p>
            </text:list-item>
            <text:list-item>
              <text:p text:style-name="P64">sort (optional): sorts all entries</text:p>
            </text:list-item>
            <text:list-item>
              <text:p text:style-name="P59">result (<text:span text:style-name="T22">recommended</text:span>): <text:line-break/><text:span text:style-name="T22">if omitted, it defaults to "number"</text:span></text:p>
              <text:list>
                <text:list-item>
                  <text:p text:style-name="P59">"number": the result will be the <text:span text:style-name="T18">selected </text:span>entry number <text:span text:style-name="T22">or numbers</text:span>.</text:p>
                </text:list-item>
                <text:list-item>
                  <text:p text:style-name="P59"><text:span text:style-name="T16">"string" the result will be the </text:span>entry text <text:span text:style-name="T23">or texts</text:span>. </text:p>
                </text:list-item>
              </text:list>
            </text:list-item>
          </text:list>
        </text:list-item>
      </text:list>
      <text:h text:style-name="P19" text:outline-level="2">Element API functions</text:h>
      <text:p text:style-name="P6">Inside some element funtions some API functions can be used which provide all functionality you need. The API functions were designed to keep it simple.</text:p>
      <text:p text:style-name="P6">Not all API functions can be used in every element function. There are three types of element functions:</text:p>
      <text:list xml:id="list474574919572544712" text:style-name="L4">
        <text:list-item>
          <text:p text:style-name="P65">Execution functions: They are executed when the element is executed</text:p>
          <text:list>
            <text:list-item>
              <text:p text:style-name="P33">Element_run_...<text:span text:style-name="T25">(Environment, ElementParameters)</text:span></text:p>
            </text:list-item>
            <text:list-item>
              <text:p text:style-name="P35">Element_stop_...(<text:span text:style-name="T12">Environment, ElementParameters</text:span>)</text:p>
            </text:list-item>
            <text:list-item>
              <text:p text:style-name="P37">Element_postTrigger_...(<text:span text:style-name="T12">Environment, ElementParameters</text:span>)</text:p>
            </text:list-item>
          </text:list>
        </text:list-item>
        <text:list-item>
          <text:p text:style-name="P65">Trigger functions: They are executed when a trigger is enabled or disabled</text:p>
          <text:list>
            <text:list-item>
              <text:p text:style-name="P37">Element_<text:span text:style-name="T25">en</text:span>able_...(<text:span text:style-name="T12">Environment, ElementParameters</text:span>)</text:p>
            </text:list-item>
            <text:list-item>
              <text:p text:style-name="P37">Element_disable_...(<text:span text:style-name="T12">Environment, ElementParameters</text:span>)</text:p>
            </text:list-item>
          </text:list>
        </text:list-item>
        <text:list-item>
          <text:p text:style-name="P65">Editor functions: They are executed when an element is edited. </text:p>
          <text:list>
            <text:list-item>
              <text:p text:style-name="P33">Element_getParametrizationDetails_...<text:span text:style-name="T24">(Environment)</text:span></text:p>
            </text:list-item>
            <text:list-item>
              <text:p text:style-name="P33">Element_GenerateName_...<text:span text:style-name="T24">(Environment, ElementParameters)</text:span></text:p>
            </text:list-item>
            <text:list-item>
              <text:p text:style-name="P35">Element_CheckSettings_...<text:span text:style-name="T25">(Environment, ElementParameters)</text:span></text:p>
            </text:list-item>
          </text:list>
        </text:list-item>
      </text:list>
      <text:p text:style-name="P7">As you see, each function has the parameter Environment. <text:span text:style-name="T26">M</text:span>ost API functions <text:span text:style-name="T26">need this parameter</text:span>.<text:line-break/>Important: Do not change anything inside the Environment object!<text:line-break/><text:span text:style-name="T26">The parameter <text:s/>ElementParameters is an object which keys contain the current parameters of te element.</text:span></text:p>
      <text:h text:style-name="Heading_20_3" text:outline-level="3">Variable API functions</text:h>
      <text:list xml:id="list2688823850007024847" text:style-name="L5">
        <text:list-item>
          <text:p text:style-name="P66">x_GetVariable(Environment, <text:span text:style-name="T27">p_</text:span>Varname, p_hidden = False)<text:line-break/>Retrieves a variable content.</text:p>
          <text:list>
            <text:list-item>
              <text:p text:style-name="P66"><text:soft-page-break/><text:span text:style-name="T27">p_</text:span>Varname (required)</text:p>
            </text:list-item>
            <text:list-item>
              <text:p text:style-name="P71">p_hidden (optional): See TODO</text:p>
            </text:list-item>
          </text:list>
        </text:list-item>
        <text:list-item>
          <text:p text:style-name="P74">x_getVariableType(Environment, p_Varname, p_hidden = False)<text:line-break/><text:span text:style-name="T29">Retrieves the variable type of a existing variable. It can return BuiltIn, </text:span>Loop, Thread, Instance, Static or Global.</text:p>
          <text:list>
            <text:list-item>
              <text:p text:style-name="P67"><text:span text:style-name="T27">p_</text:span>Varname (required)</text:p>
            </text:list-item>
            <text:list-item>
              <text:p text:style-name="P72">p_hidden (optional): See TODO</text:p>
            </text:list-item>
          </text:list>
        </text:list-item>
        <text:list-item>
          <text:p text:style-name="P75">x_SetVariable(Environment, p_Varname, p_Value, p_destination="", p_hidden = False)<text:line-break/><text:span text:style-name="T30">Create a new variable or overwrite a existing variable.</text:span></text:p>
          <text:list>
            <text:list-item>
              <text:p text:style-name="P67"><text:span text:style-name="T27">p_</text:span>Varname (required)</text:p>
            </text:list-item>
            <text:list-item>
              <text:p text:style-name="P67"><text:span text:style-name="T27">p_Value</text:span> (required)</text:p>
            </text:list-item>
            <text:list-item>
              <text:p text:style-name="P67"><text:span text:style-name="T27">p_destination</text:span> (<text:span text:style-name="T27">optional</text:span>): <text:span text:style-name="T27">If omitted, the destination will be retrieved automatically. You may assign a specific destination (Loop, Thread, Instance, Static or Global). If you set a loop or thread variable, the destination is required and the variable name must begin with "a_".</text:span></text:p>
            </text:list-item>
            <text:list-item>
              <text:p text:style-name="P73">p_hidden (optional): See TODO</text:p>
            </text:list-item>
          </text:list>
        </text:list-item>
        <text:list-item>
          <text:p text:style-name="P76"><text:span text:style-name="T28">x_DeleteVariable</text:span>(Environment, p_Varname, p_hidden = False)<text:line-break/><text:span text:style-name="T31">Delete a variable.</text:span></text:p>
          <text:list>
            <text:list-item>
              <text:p text:style-name="P68"><text:span text:style-name="T27">p_</text:span>Varname (required)</text:p>
            </text:list-item>
            <text:list-item>
              <text:p text:style-name="P73">p_hidden (optional): See TODO</text:p>
            </text:list-item>
          </text:list>
        </text:list-item>
        <text:list-item>
          <text:p text:style-name="P69">x_replaceVariables(Environment, <text:span text:style-name="T27">p_</text:span>String, <text:span text:style-name="T27">p_</text:span>pars ="")<text:line-break/>Replaces variables in string which are enclosed by two percent signs. Returns the result string.</text:p>
          <text:list>
            <text:list-item>
              <text:p text:style-name="P69"><text:span text:style-name="T27">p_</text:span>String (required)</text:p>
            </text:list-item>
            <text:list-item>
              <text:p text:style-name="P69"><text:span text:style-name="T27">p_</text:span>pars (optional): Can contains following strings</text:p>
              <text:list>
                <text:list-item>
                  <text:p text:style-name="P66">ConvertObjectToString: If a variable is an object, it will be converted to string.</text:p>
                </text:list-item>
              </text:list>
            </text:list-item>
          </text:list>
        </text:list-item>
        <text:list-item>
          <text:p text:style-name="P69"><text:span text:style-name="T32">x_EvaluateExpression</text:span>(Environment, <text:span text:style-name="T27">p_</text:span>String)<text:line-break/><text:span text:style-name="T32">Evaluates an expression and returns the result and errors.</text:span></text:p>
          <text:list>
            <text:list-item>
              <text:p text:style-name="P69"><text:span text:style-name="T27">p_</text:span>String (required)</text:p>
            </text:list-item>
          </text:list>
        </text:list-item>
      </text:list>
      <text:p text:style-name="P10"><text:tab/><text:span text:style-name="T40">Return value is an object with following keys:</text:span></text:p>
      <text:list xml:id="list224445842137164" text:continue-numbering="true" text:style-name="L5">
        <text:list-item>
          <text:list>
            <text:list-item>
              <text:p text:style-name="P77">result: Result of the expression. If an error occured, this key will be absent</text:p>
            </text:list-item>
            <text:list-item>
              <text:p text:style-name="P77">error: Array of <text:span text:style-name="T41">strings which describe the e</text:span>rro<text:span text:style-name="T41">rs. If no error occured, this key will be absent</text:span></text:p>
            </text:list-item>
          </text:list>
        </text:list-item>
        <text:list-item>
          <text:p text:style-name="P78">x_CheckVariableName(p_Varname)<text:line-break/><text:span text:style-name="T33">Checks whether a variable name is valid.</text:span></text:p>
          <text:list>
            <text:list-item>
              <text:p text:style-name="P70"><text:span text:style-name="T27">p_</text:span>Varname (required)</text:p>
            </text:list-item>
          </text:list>
        </text:list-item>
        <text:list-item>
          <text:p text:style-name="P79">x_GetListOfAllVars(Environment)<text:line-break/>Returns an array with all existing variables</text:p>
        </text:list-item>
        <text:list-item>
          <text:p text:style-name="P79">x_GetListOfLoopVars(Environment)<text:line-break/>Returns an array with all existing loop variables.</text:p>
        </text:list-item>
        <text:list-item>
          <text:p text:style-name="P79">x_GetListOfThreadVars(Environment)<text:line-break/><text:soft-page-break/>Returns an array with all existing thread variables.</text:p>
        </text:list-item>
        <text:list-item>
          <text:p text:style-name="P79">x_GetListOfInstanceVars(Environment)<text:line-break/>Returns an array with all existing instance variables.</text:p>
        </text:list-item>
        <text:list-item>
          <text:p text:style-name="P79">x_GetListOfStaticVars(Environment)<text:line-break/>Returns an array with all existing static variables.</text:p>
        </text:list-item>
        <text:list-item>
          <text:p text:style-name="P79">x_GetListOfGlobalVars(Environment)<text:line-break/>Returns an array with all existing global variables.</text:p>
        </text:list-item>
        <text:list-item>
          <text:p text:style-name="P79">x_ExportAllInstanceVars(Environment)<text:line-break/>Exports all instance variables to an object. This returned value can be used to import the variables in an other instance using ImportInstanceVars().</text:p>
        </text:list-item>
        <text:list-item>
          <text:p text:style-name="P79">x_ImportInstanceVars(Environment, p_VarsToImport)<text:line-break/>Imports instance variables from object.</text:p>
        </text:list-item>
      </text:list>
      <text:h text:style-name="P14" text:outline-level="3">Execution API functions</text:h>
      <text:list xml:id="list6942486799921356610" text:style-name="L6">
        <text:list-item>
          <text:p text:style-name="P80">x_finish(Environment, p_Result, p_Message = "")<text:line-break/>This function must always be called when the execution of a element has finished.</text:p>
          <text:list>
            <text:list-item>
              <text:p text:style-name="P81">p_Result: Result of the execution. It can be "exception" if <text:span text:style-name="T34">an error occured. Depending on element type it can also have following results:</text:span></text:p>
              <text:list>
                <text:list-item>
                  <text:p text:style-name="P83">action: "normal": if the execution passed without errors</text:p>
                </text:list-item>
                <text:list-item>
                  <text:p text:style-name="P83">condition: "yes" or "no": Result of the condition</text:p>
                </text:list-item>
                <text:list-item>
                  <text:p text:style-name="P84">loop: "head" or "tail": The exit point of the loop. "head" means, the execution continues inside the loop. "tail" means, it exits the loop.</text:p>
                </text:list-item>
                <text:list-item>
                  <text:p text:style-name="P82">: <text:span text:style-name="T35">(empty) if the parameter is empty, the execution of this thread will be stopped.</text:span><text:line-break/></text:p>
                </text:list-item>
              </text:list>
            </text:list-item>
          </text:list>
        </text:list-item>
        <text:list-item>
          <text:p text:style-name="P83">x_getEntryPoint(Environment) (loop)<text:line-break/>This function returns "head", "tail" or "break" depending of where the loop was entered.</text:p>
        </text:list-item>
        <text:list-item>
          <text:p text:style-name="P83">x_InstanceStop(Environment)<text:line-break/>This function <text:span text:style-name="T35">stops</text:span> the whole instance.</text:p>
        </text:list-item>
        <text:list-item>
          <text:p text:style-name="P85">x_GetMyUniqueExecutionID(Environment)<text:line-break/>Returns a string which is unique during the execution of the current element. For example, it can be used as GUI name.</text:p>
        </text:list-item>
        <text:list-item>
          <text:p text:style-name="P85">x_GetMyEnvironmentFromExecutionID(p_ExecutionID)<text:line-break/>Returns the environment.</text:p>
          <text:list>
            <text:list-item>
              <text:p text:style-name="P85">p_ExecutionID: Pass the execution ID which was retrieved via <text:s/>GetMyUniqueExecutionID()</text:p>
            </text:list-item>
          </text:list>
        </text:list-item>
        <text:list-item>
          <text:p text:style-name="P86">x_SetExecutionValue(Environment, p_name, p_Value)<text:line-break/>Set a hidden variable which only exists during the execution of the current element.</text:p>
          <text:list>
            <text:list-item>
              <text:p text:style-name="P86">p_name</text:p>
            </text:list-item>
            <text:list-item>
              <text:p text:style-name="P86">p_value</text:p>
            </text:list-item>
          </text:list>
        </text:list-item>
        <text:list-item>
          <text:p text:style-name="P86">x_GetExecutionValue(Environment, p_name)<text:line-break/>Get a hidden variable which only exists during the execution of the current element.</text:p>
          <text:list>
            <text:list-item>
              <text:p text:style-name="P86">p_name</text:p>
            </text:list-item>
          </text:list>
        </text:list-item>
        <text:list-item>
          <text:p text:style-name="P86">x_NewExecutionFunctionObject(Environment, p_ToCallFunction, params*)<text:line-break/><text:soft-page-break/>See TODO</text:p>
          <text:list>
            <text:list-item>
              <text:p text:style-name="P86">p_ToCallFunction: Write the function name (enclosed with "") which will be called</text:p>
            </text:list-item>
            <text:list-item>
              <text:p text:style-name="P87">params*: one or more parameters which will be passed to the called function later.</text:p>
            </text:list-item>
          </text:list>
        </text:list-item>
        <text:list-item>
          <text:p text:style-name="P87">x_GetThreadCountInCurrentInstance(Environment)</text:p>
          <text:list>
            <text:list-item>
              <text:p text:style-name="P87">returns the <text:span text:style-name="T36">current </text:span>thread count <text:span text:style-name="T36">of</text:span> current instance.</text:p>
            </text:list-item>
          </text:list>
        </text:list-item>
        <text:list-item>
          <text:p text:style-name="P88">x_ExecuteInNewAHKThread(Environment, p_functionObject, p_Code, p_VarsToImport, p_VarsToExport)<text:line-break/>See: TODO</text:p>
          <text:list>
            <text:list-item>
              <text:p text:style-name="P88">p_functionObject: function which will be called when the execution ends</text:p>
            </text:list-item>
            <text:list-item>
              <text:p text:style-name="P88">p_Code: Code which will be executed in the new ahk thread</text:p>
            </text:list-item>
            <text:list-item>
              <text:p text:style-name="P88">p_VarsToImport: Variables which will be available during the executtion of the code</text:p>
            </text:list-item>
            <text:list-item>
              <text:p text:style-name="P88">p_VarsToExport: Variables which will be returned after the execution of the code</text:p>
            </text:list-item>
          </text:list>
        </text:list-item>
      </text:list>
      <text:h text:style-name="P15" text:outline-level="3">Trigger API functions</text:h>
      <text:list xml:id="list224446115842273" text:continue-numbering="true" text:style-name="L6">
        <text:list-item>
          <text:p text:style-name="P88">x_trigger(Environment)<text:line-break/>Creates a new instance which start<text:span text:style-name="T37">s</text:span> from the current trigger.</text:p>
        </text:list-item>
        <text:list-item>
          <text:p text:style-name="P89">x_enabled(Environment, Result, Message = "")<text:line-break/>Notifies AHF that the element was enabled.</text:p>
          <text:list>
            <text:list-item>
              <text:p text:style-name="P89">Result. Should contain "normal" if no errors occured or "exception" if the trigger could not be enabled</text:p>
            </text:list-item>
            <text:list-item>
              <text:p text:style-name="P89">Message (optional): A message which will be logged. In case of exception it will be shown to user.</text:p>
            </text:list-item>
          </text:list>
        </text:list-item>
        <text:list-item>
          <text:p text:style-name="P89">x_disabled(Environment, Result, Message = "")<text:line-break/>Notifies AHF that the element was enabled.</text:p>
          <text:list>
            <text:list-item>
              <text:p text:style-name="P89">Result. Should contain "normal" if no errors occured or "exception" if the trigger could not be enabled</text:p>
            </text:list-item>
            <text:list-item>
              <text:p text:style-name="P89">Message (optional): A message which will be logged. In case of exception it will be shown to user.</text:p>
            </text:list-item>
          </text:list>
        </text:list-item>
      </text:list>
      <text:h text:style-name="P16" text:outline-level="3">Flow information and manipulation API functions</text:h>
      <text:list xml:id="list7494608910898193291" text:style-name="L7">
        <text:list-item>
          <text:p text:style-name="P90">x_GetMyFlowID(Environment)<text:line-break/>Returns the current flow ID. <text:span text:style-name="T38">The flow ID is needed by some of the following functions.</text:span></text:p>
        </text:list-item>
        <text:list-item>
          <text:p text:style-name="P91">x_GetMyFlowName(Environment)<text:line-break/>Returns the current flow name</text:p>
        </text:list-item>
        <text:list-item>
          <text:p text:style-name="P91">x_GetMyElementID(Environment)<text:line-break/>Returns the current element ID</text:p>
        </text:list-item>
        <text:list-item>
          <text:p text:style-name="P92">x_FlowExistsByName(p_FlowName)<text:line-break/>Returns true if a flow exists which has this name</text:p>
        </text:list-item>
        <text:list-item>
          <text:p text:style-name="P92">x_getFlowIDByName(p_FlowName)<text:line-break/>Returns the flow ID of the flow which has this name</text:p>
        </text:list-item>
        <text:list-item>
          <text:p text:style-name="P92">x_FlowExists(p_FlowID)<text:line-break/>Returns true if the flow exists</text:p>
        </text:list-item>
        <text:list-item>
          <text:p text:style-name="P92"><text:soft-page-break/>x_isFlowEnabled(p_FlowID)<text:line-break/>Returns true if at least one trigger of a flow is enabled</text:p>
        </text:list-item>
        <text:list-item>
          <text:p text:style-name="P92">x_isFlowExecuting(p_FlowID)<text:line-break/>Returns true if the flow is executing</text:p>
        </text:list-item>
        <text:list-item>
          <text:p text:style-name="P93">x_FlowEnable(p_FlowID)<text:line-break/>Enables all triggers of a flow</text:p>
        </text:list-item>
        <text:list-item>
          <text:p text:style-name="P93">x_FlowDisable(p_FlowID)<text:line-break/>Disables all triggers of a flow</text:p>
        </text:list-item>
        <text:list-item>
          <text:p text:style-name="P93">x_FlowStop(p_FlowID)<text:line-break/>Stops all current instances of a flow</text:p>
        </text:list-item>
        <text:list-item>
          <text:p text:style-name="P93">x_GetListOfFlowNames()<text:line-break/>Returns an array of all flow names</text:p>
        </text:list-item>
        <text:list-item>
          <text:p text:style-name="P93">x_GetListOfFlowIDs()<text:line-break/>Returns an array of all flow IDs</text:p>
        </text:list-item>
        <text:list-item>
          <text:p text:style-name="P93">x_getAllElementIDsOfType(p_FlowID, p_Type)<text:line-break/>Returns an array with all element IDs of a specific type in a flow</text:p>
          <text:list>
            <text:list-item>
              <text:p text:style-name="P93">p_Type: Specify the type ("action", "condition", "loop" or "trigger")</text:p>
            </text:list-item>
          </text:list>
        </text:list-item>
        <text:list-item>
          <text:p text:style-name="P93">x_getAllElementIDsOfClass(p_FlowID, p_Class)<text:line-break/>Returns an array with all element IDs of a specific class in a flow</text:p>
          <text:list>
            <text:list-item>
              <text:p text:style-name="P93">p_Class: Specyfy the element class (e.g. "trigger_manual" or "action_beep")</text:p>
            </text:list-item>
          </text:list>
        </text:list-item>
        <text:list-item>
          <text:p text:style-name="P93">x_getElementPars(p_FlowID, p_ElementID)<text:line-break/>Returns an object with a copy of all current element parameters.</text:p>
        </text:list-item>
        <text:list-item>
          <text:p text:style-name="P93">x_getElementName(p_FlowID, p_ElementID)<text:line-break/>Returns the name of an element</text:p>
        </text:list-item>
        <text:list-item>
          <text:p text:style-name="P93">x_getElementClass(p_FlowID, p_ElementID)<text:line-break/>Returns the class of an element</text:p>
        </text:list-item>
        <text:list-item>
          <text:p text:style-name="P93">x_ManualTriggerExist(p_FlowID, p_TriggerName = "")<text:line-break/>Returns true if a specific manual trigger exists</text:p>
          <text:list>
            <text:list-item>
              <text:p text:style-name="P94">p_TriggerName<text:span text:style-name="T39"> (optional)</text:span>: Name resp. ID of the trigger, which can be edited by user. (not the element ID). If empty, the function returns true, if a default manual trigger exists (which means, if at least one manual trigger exists)</text:p>
            </text:list-item>
          </text:list>
        </text:list-item>
        <text:list-item>
          <text:p text:style-name="P93">x_isManualTriggerEnabled(p_FlowID, p_TriggerName="")<text:line-break/>Returns true if a specific manual trigger is enabled</text:p>
          <text:list>
            <text:list-item>
              <text:p text:style-name="P94">p_TriggerName<text:span text:style-name="T39"> (optional)</text:span>: Name resp. ID of the trigger. If empty, it checks the default manual trigger.</text:p>
            </text:list-item>
          </text:list>
        </text:list-item>
        <text:list-item>
          <text:p text:style-name="P93">x_ManualTriggerEnable(p_FlowID, p_TriggerName="")<text:line-break/>Enable<text:span text:style-name="T39">s</text:span> a manual trigger</text:p>
          <text:list>
            <text:list-item>
              <text:p text:style-name="P94">p_TriggerName<text:span text:style-name="T39"> (optional)</text:span>: Name resp. ID of the trigger. If empty, <text:span text:style-name="T39">it </text:span>enables <text:span text:style-name="T39">the default </text:span>manual trigger.</text:p>
            </text:list-item>
          </text:list>
        </text:list-item>
        <text:list-item>
          <text:p text:style-name="P94"><text:span text:style-name="T39">x_ManualTriggerDisable</text:span>(p_FlowID, p_TriggerName="")<text:line-break/><text:span text:style-name="T39">Disables</text:span> a manual trigger</text:p>
          <text:list>
            <text:list-item>
              <text:p text:style-name="P94">p_TriggerName<text:span text:style-name="T39"> (optional)</text:span>: Name resp. ID of the trigger. If empty, <text:span text:style-name="T39">it disables the default</text:span> manual trigger.</text:p>
            </text:list-item>
          </text:list>
        </text:list-item>
        <text:list-item>
          <text:p text:style-name="P95"><text:soft-page-break/>x_ManualTriggerExecute(p_FlowID, p_TriggerName = "", p_Variables ="", p_CallBackFunction ="")<text:line-break/>Executes a manual trigger</text:p>
          <text:list>
            <text:list-item>
              <text:p text:style-name="P94">p_TriggerName<text:span text:style-name="T39"> (optional)</text:span>: Name resp. ID of the trigger. If empty, <text:span text:style-name="T39">it executes the default</text:span> manual trigger.</text:p>
            </text:list-item>
            <text:list-item>
              <text:p text:style-name="P95">p_Variables (optional): Object which contains variables which were exported using <text:span text:style-name="T33">x_ExportAllInstanceVars</text:span>()</text:p>
            </text:list-item>
            <text:list-item>
              <text:p text:style-name="P95">p_CallBackFunction (optional):Function, which will be called when the execution instance ends.</text:p>
            </text:list-item>
          </text:list>
        </text:list-item>
      </text:list>
      <text:h text:style-name="P17" text:outline-level="3">Editor API functions</text:h>
      <text:p text:style-name="P8">Those functions can be accessed in the editor functions.</text:p>
      <text:list xml:id="list8546605111930187174" text:style-name="L8">
        <text:list-item>
          <text:p text:style-name="P96">x_Par_Disable(Environment,p_ParameterID, p_TrueOrFalse = True)<text:line-break/>Disables all contols which can change the specified parameter.</text:p>
          <text:list>
            <text:list-item>
              <text:p text:style-name="P96">p_ParameterID: ID of the parameter</text:p>
            </text:list-item>
            <text:list-item>
              <text:p text:style-name="P96">p_TrueOrFalse (optional): If true or omitted, it will disable the control. If false, it will enable it.</text:p>
            </text:list-item>
          </text:list>
        </text:list-item>
        <text:list-item>
          <text:p text:style-name="P96">x_Par_Enable(Environment,p_ParameterID, p_TrueOrFalse = True)<text:line-break/>Enables all contols which can change the specified parameter.</text:p>
          <text:list>
            <text:list-item>
              <text:p text:style-name="P96">p_ParameterID: ID of the parameter</text:p>
            </text:list-item>
            <text:list-item>
              <text:p text:style-name="P96">p_TrueOrFalse (optional): If true or omitted, it will enable the control. If false, it will disable it.</text:p>
            </text:list-item>
          </text:list>
        </text:list-item>
        <text:list-item>
          <text:p text:style-name="P96">x_Par_SetValue(Environment,p_ParameterID, p_Value)<text:line-break/>Sets a value of a parameter inside the control.</text:p>
          <text:list>
            <text:list-item>
              <text:p text:style-name="P96">p_ParameterID: ID of the parameter</text:p>
            </text:list-item>
            <text:list-item>
              <text:p text:style-name="P96">p_Value: new Value</text:p>
            </text:list-item>
          </text:list>
        </text:list-item>
        <text:list-item>
          <text:p text:style-name="P96">x_Par_GetValue(Environment,p_ParameterID)<text:line-break/>Returns the value of the parameter from the control</text:p>
          <text:list>
            <text:list-item>
              <text:p text:style-name="P96">p_ParameterID: ID of the parameter</text:p>
            </text:list-item>
          </text:list>
        </text:list-item>
        <text:list-item>
          <text:p text:style-name="P96">x_Par_SetChoices(Environment,p_ParameterID, p_Choices)<text:line-break/>Sets the choices of a controls. Works with DropDown, Listbox, Combobox</text:p>
          <text:list>
            <text:list-item>
              <text:p text:style-name="P96">p_ParameterID: ID of the parameter</text:p>
            </text:list-item>
            <text:list-item>
              <text:p text:style-name="P96">p_Choices: Array of choices</text:p>
            </text:list-item>
          </text:list>
        </text:list-item>
      </text:list>
      <text:h text:style-name="P18" text:outline-level="3">General API functions</text:h>
      <text:p text:style-name="P9">Those functions can be used everywhere.</text:p>
      <text:list xml:id="list2243301135946385564" text:style-name="L9">
        <text:list-item>
          <text:p text:style-name="P97">x_randomPhrase()<text:line-break/>returns a random phrase of two words (adjective and noun). This can be used to generate a memorizable ID.</text:p>
        </text:list-item>
        <text:list-item>
          <text:p text:style-name="P97">x_ConvertObjToString(p_Value)<text:line-break/>Converts a object to string</text:p>
        </text:list-item>
        <text:list-item>
          <text:p text:style-name="P97">x_ConvertStringToObj(p_Value)<text:line-break/><text:soft-page-break/>Converts a string to object. It must be in same format as function x_ConvertObjToString() returns.</text:p>
        </text:list-item>
        <text:list-item>
          <text:p text:style-name="P97">x_ConvertStringToObjOrObjToString(p_Value)<text:line-break/>Converts an object to tring or a string to object, depending on the passed value.</text:p>
        </text:list-item>
        <text:list-item>
          <text:p text:style-name="P98"><text:span text:style-name="T43">x_GetFullPath</text:span>(<text:span text:style-name="T43">Environment, </text:span>p_Path)<text:line-break/>If the specified path is not absolute, it will convert it to an absolute path. This must always be done because the scripts's working directory is not the same as the flow's working directory which can be set by user for each flow separate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Consolas1" svg:font-family="Consolas"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42M1S</meta:editing-duration>
    <meta:editing-cycles>81</meta:editing-cycles>
    <meta:generator>LibreOffice/5.1.6.2$Windows_X86_64 LibreOffice_project/07ac168c60a517dba0f0d7bc7540f5afa45f0909</meta:generator>
    <dc:date>2017-05-28T12:18:30.236000000</dc:date>
    <dc:creator>Paul Bichler</dc:creator>
    <meta:document-statistic meta:table-count="0" meta:image-count="0" meta:object-count="0" meta:page-count="12" meta:paragraph-count="253" meta:word-count="3262" meta:character-count="21571" meta:non-whitespace-character-count="18767"/>
    <meta:user-defined meta:name="Info 1"/>
    <meta:user-defined meta:name="Info 2"/>
    <meta:user-defined meta:name="Info 3"/>
    <meta:user-defined meta:name="Info 4"/>
  </office:meta>
</office:document-meta>
</file>